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3067c" officeooo:paragraph-rsid="0033067c"/>
    </style:style>
    <style:style style:name="P2" style:family="paragraph" style:parent-style-name="Text_20_body">
      <style:text-properties fo:color="#00ff00" loext:opacity="100%" officeooo:rsid="00318d08" officeooo:paragraph-rsid="00318d08"/>
    </style:style>
    <style:style style:name="P3" style:family="paragraph" style:parent-style-name="Text_20_body">
      <style:text-properties style:use-window-font-color="true" loext:opacity="0%" officeooo:rsid="00318d08" officeooo:paragraph-rsid="00318d08"/>
    </style:style>
    <style:style style:name="P4" style:family="paragraph" style:parent-style-name="Text_20_body">
      <style:text-properties style:use-window-font-color="true" loext:opacity="0%" officeooo:rsid="0033067c" officeooo:paragraph-rsid="0033067c"/>
    </style:style>
    <style:style style:name="P5" style:family="paragraph" style:parent-style-name="Text_20_body">
      <style:text-properties officeooo:paragraph-rsid="0033067c"/>
    </style:style>
    <style:style style:name="P6" style:family="paragraph" style:parent-style-name="Text_20_body">
      <style:text-properties fo:color="#0000ff" loext:opacity="100%" officeooo:rsid="00318d08" officeooo:paragraph-rsid="00318d08"/>
    </style:style>
    <style:style style:name="P7" style:family="paragraph" style:parent-style-name="Text_20_body">
      <style:text-properties style:use-window-font-color="true" loext:opacity="0%" officeooo:rsid="00318d08" officeooo:paragraph-rsid="00318d08"/>
    </style:style>
    <style:style style:name="P8" style:family="paragraph" style:parent-style-name="Heading_20_1">
      <style:text-properties fo:color="#ff0000" loext:opacity="100%" officeooo:rsid="00318d08" officeooo:paragraph-rsid="00318d08"/>
    </style:style>
    <style:style style:name="P9" style:family="paragraph" style:parent-style-name="Heading_20_1">
      <style:text-properties officeooo:rsid="0033067c" officeooo:paragraph-rsid="0033067c"/>
    </style:style>
    <style:style style:name="P10" style:family="paragraph" style:parent-style-name="Heading_20_2">
      <style:text-properties officeooo:rsid="0033067c" officeooo:paragraph-rsid="0033067c"/>
    </style:style>
    <style:style style:name="P11" style:family="paragraph" style:parent-style-name="Heading_20_3">
      <style:text-properties officeooo:rsid="0033067c" officeooo:paragraph-rsid="0033067c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background-color="#ffff00" loext:char-shading-value="0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officeooo:rsid="0033067c"/>
    </style:style>
    <style:style style:name="T5" style:family="text">
      <style:text-properties fo:color="#3465a4" loext:opacity="100%" fo:background-color="#ffff00" loext:char-shading-value="0"/>
    </style:style>
    <style:style style:name="T6" style:family="text">
      <style:text-properties fo:color="#00a933" loext:opacity="100%"/>
    </style:style>
    <style:style style:name="T7" style:family="text">
      <style:text-properties fo:color="#00ff00" loext:opacity="100%"/>
    </style:style>
    <style:style style:name="T8" style:family="text">
      <style:text-properties fo:color="#00ff00" loext:opacity="100%" fo:background-color="#ffff00" loext:char-shading-value="0"/>
    </style:style>
    <style:style style:name="T9" style:family="text">
      <style:text-properties officeooo:rsid="0033067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background-color="#ffff00" loext:char-shading-value="0"/>
    </style:style>
    <style:style style:name="T14" style:family="text">
      <style:text-properties fo:color="#0000ff" loext:opacity="100%"/>
    </style:style>
    <style:style style:name="T15" style:family="text">
      <style:text-properties fo:color="#0000ff" loext:opacity="100%" officeooo:rsid="0033067c"/>
    </style:style>
    <style:style style:name="T16" style:family="text">
      <style:text-properties fo:color="#0000ff" loext:opacity="100%" fo:background-color="#ffff00" loext:char-shading-value="0"/>
    </style:style>
    <style:style style:name="T17" style:family="text">
      <style:text-properties style:text-underline-style="solid" style:text-underline-type="double" style:text-underline-width="auto" style:text-underline-color="font-color"/>
    </style:style>
    <style:style style:name="T18" style:family="text">
      <style:text-properties fo:color="#ffff00" loext: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Color in Text and Headings</text:h>
      <text:h text:style-name="P10" text:outline-level="2">HorizontalLine </text:h>
      <text:p text:style-name="P3">This chapter is for testing <text:span text:style-name="T9">text </text:span>color <text:span text:style-name="T9">extractions</text:span> of the parser</text:p>
      <text:p text:style-name="P6">Paragraph text is blue</text:p>
      <text:h text:style-name="P10" text:outline-level="2">HorizontalBox</text:h>
      <text:p text:style-name="P2">This Textline is completely <text:span text:style-name="T9">colored</text:span> but is just a long text so therefore the box returned by the parser contains more than one line with the same color for each line <text:span text:style-name="T9">so the box itself should return the color information.</text:span></text:p>
      <text:h text:style-name="P11" text:outline-level="3">Words</text:h>
      <text:p text:style-name="P3">This line <text:span text:style-name="T14">has</text:span> no <text:span text:style-name="T7">color</text:span> cause line color <text:span text:style-name="T1">changes</text:span> in the words, <text:span text:style-name="T9">but the </text:span><text:span text:style-name="T15">words</text:span><text:span text:style-name="T9"> still have</text:span></text:p>
      <text:p text:style-name="P3">This w<text:span text:style-name="T14">o</text:span>rds have no col<text:span text:style-name="T7">o</text:span>r cause not all chara<text:span text:style-name="T18">c</text:span>ters have the same color.</text:p>
      <text:p text:style-name="P4"><text:span text:style-name="T13">These</text:span> <text:span text:style-name="T8">words</text:span> <text:span text:style-name="T13">are</text:span> <text:span text:style-name="T16">printed</text:span> <text:span text:style-name="T13">in</text:span> <text:span text:style-name="T13">colors</text:span> <text:span text:style-name="T8">but</text:span> <text:span text:style-name="T13">with</text:span> <text:span text:style-name="T13">yellow</text:span> <text:span text:style-name="T2">background</text:span></text:p>
      <text:h text:style-name="P9" text:outline-level="1">Styled Text</text:h>
      <text:p text:style-name="P1">This is printed in <text:span text:style-name="T10">bold</text:span> text format.</text:p>
      <text:p text:style-name="P1">This is printed in <text:span text:style-name="T11">italic</text:span> text format.</text:p>
      <text:p text:style-name="P1">This is printed in <text:span text:style-name="T12">underline</text:span> text format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false" text:line-number="0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text:number-lines="false" text:line-number="0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9T11:22:21.430090824</meta:creation-date>
    <dc:date>2024-02-19T16:27:38.719763647</dc:date>
    <meta:editing-duration>PT7H1M52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31" meta:character-count="730" meta:non-whitespace-character-count="607"/>
  </office:meta>
</office:document-meta>
</file>